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69cm"/>
    </style:style>
    <style:style style:name="co2" style:family="table-column">
      <style:table-column-properties fo:break-before="auto" style:column-width="2.258cm"/>
    </style:style>
    <style:style style:name="co3" style:family="table-column">
      <style:table-column-properties fo:break-before="auto" style:column-width="19.189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99"/>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What is the purpose of the HR manual at ABC &amp; Associates?</text:p>
          </table:table-cell>
          <table:table-cell office:value-type="boolean" office:boolean-value="true" calcext:value-type="boolean">
            <text:p>TRUE</text:p>
          </table:table-cell>
          <table:table-cell office:value-type="string" calcext:value-type="string">
            <text:p>The purpose of the HR manual at ABC &amp; Associates is to guide staff regarding their rights and obligations. The manual sets out the guidelines that should be followed by all staff members, including the Senior Management Team and part-time staff, ensuring that they are aware of and adhere to the company's policies and procedures.</text:p>
          </table:table-cell>
        </table:table-row>
        <table:table-row table:style-name="ro2">
          <table:table-cell office:value-type="string" calcext:value-type="string">
            <text:p>How does ABC &amp; Associates handle recruitment and selection of staff?</text:p>
          </table:table-cell>
          <table:table-cell office:value-type="boolean" office:boolean-value="true" calcext:value-type="boolean">
            <text:p>TRUE</text:p>
          </table:table-cell>
          <table:table-cell table:style-name="Default" office:value-type="string" calcext:value-type="string">
            <text:p>ABC &amp; Associates handles recruitment and selection of staff through a clear and structured process as outlined in their HR manual: Recruitment Policy: The firm aims to recruit staff based on merit and open competition. They focus on recruiting individuals with a strong will and potential, particularly for positions that require knowledge in accounting and audit. The firm is committed to transparency in filling positions and ensuring that the recruitment process is competitive.Recruitment Procedures: Recruitment involves attracting and retaining the best talent within the firm’s financial capacity. This includes:Requiring all candidates to submit written job applications. Subjecting candidates to relevant interviews and selection tests as determined by the Managing Partner and staff. Ensuring no "back door" recruitment practices are used. Sometimes using headhunting or advertising to obtain the best talent without requiring applications. Staff Appointments: All staff are typically employed on a permanent basis, contingent upon successful annual performance appraisals. Staff qualifications for technical positions include specific educational achievements unless the position is non-technical. This process reflects the firm's commitment to equity, transparency, and quality in their hiring practices.</text:p>
          </table:table-cell>
        </table:table-row>
        <table:table-row table:style-name="ro2">
          <table:table-cell office:value-type="string" calcext:value-type="string">
            <text:p>What are the probationary terms for new employees at ABC &amp; Associates?</text:p>
          </table:table-cell>
          <table:table-cell office:value-type="boolean" office:boolean-value="true" calcext:value-type="boolean">
            <text:p>TRUE</text:p>
          </table:table-cell>
          <table:table-cell table:style-name="Default" office:value-type="string" calcext:value-type="string">
            <text:p>At ABC &amp; Associates, the probationary terms for new employees are as follows: Probation Period: New employees undergo a two-month probationary period upon joining the firm. Performance Appraisal: At the end of the probation period, the continuation of the employment is contingent upon a positive performance appraisal. Termination During Probation: The firm reserves the right to terminate the employment of any staff on probation due to unsatisfactory performance or conduct. These terms are designed to evaluate new hires' capabilities and fit within the company's operational needs before confirming their positions.</text:p>
          </table:table-cell>
        </table:table-row>
        <table:table-row table:style-name="ro2">
          <table:table-cell office:value-type="string" calcext:value-type="string">
            <text:p>How does the firm conduct performance evaluations for its staff?</text:p>
          </table:table-cell>
          <table:table-cell office:value-type="boolean" office:boolean-value="true" calcext:value-type="boolean">
            <text:p>TRUE</text:p>
          </table:table-cell>
          <table:table-cell table:style-name="Default" office:value-type="string" calcext:value-type="string">
            <text:p>ABC &amp; Associates conducts performance evaluations for its staff through a structured appraisal process as outlined in their HR manual: Performance Reviews: Staff undergo periodic performance reviews. These reviews serve as a basis for decisions regarding staff rewards, development, and other management actions. Annual Performance Review Cycle: The performance of all staff is appraised twice a year, every six months. The appraisals are scheduled for the first week of January and the first week of July to review performance for the cycles ending December 31st and June 30th, respectively. Mode of Appraisal Exercise: The appraisal is performed as a peer review during a round-table discussion, focusing on the performance of each individual for the ended cycle. Each appraisee has the opportunity to present their case if they believe they have been scored unfairly, implying participation in the Peer Review Team (PRT). Management of Performance Appraisal Recommendations: Following the appraisal, the firm implements recommendations to recognize and reward staff performance and address development needs. This comprehensive performance evaluation process is designed to ensure that staff performance is continuously monitored and enhanced for the mutual benefit of both the firm and the individual staff members.</text:p>
          </table:table-cell>
        </table:table-row>
        <table:table-row table:style-name="ro2">
          <table:table-cell office:value-type="string" calcext:value-type="string">
            <text:p>What types of leave are available to employees at ABC &amp; Associates?</text:p>
          </table:table-cell>
          <table:table-cell office:value-type="boolean" office:boolean-value="true" calcext:value-type="boolean">
            <text:p>TRUE</text:p>
          </table:table-cell>
          <table:table-cell table:style-name="Default" office:value-type="string" calcext:value-type="string">
            <text:p>At ABC &amp; Associates, employees have access to several types of leave, as outlined in the HR manual: Annual Leave: Employees are entitled to thirty working days of annual leave. Maternity Leave: Female staff can take up to sixty working days of maternity leave on full pay, with at least four weeks following childbirth. Male staff are entitled to paternity leave of five working days once per year. Sick Leave: Employees can take up to one month of sick leave with full pay, provided they submit an appropriate medical report from a qualified medical practitioner. Compassionate Leave: In cases of personal difficulty, employees can apply for and be granted leave not exceeding five working days. These leave provisions ensure that employees have support during significant life events and health issues, contributing to a balanced approach to work-life commitments.</text:p>
          </table:table-cell>
        </table:table-row>
        <table:table-row table:style-name="ro2">
          <table:table-cell office:value-type="string" calcext:value-type="string">
            <text:p>What are the disciplinary procedures in the event of employee misconduct?</text:p>
          </table:table-cell>
          <table:table-cell office:value-type="boolean" office:boolean-value="true" calcext:value-type="boolean">
            <text:p>TRUE</text:p>
          </table:table-cell>
          <table:table-cell table:style-name="Default" office:value-type="string" calcext:value-type="string">
            <text:p>ABC &amp; Associates has a structured set of disciplinary procedures to address employee misconduct, as detailed in the HR manual: Initial Response: When an employee's performance is unsatisfactory or if they are suspected of misconduct, they are given an opportunity to respond to the allegations. Suspension for Gross Misconduct: Employees alleged to have committed offenses categorized as gross misconduct may be suspended on half pay pending the outcome of investigations. Disciplinary Actions: Depending on the severity and nature of the offense, disciplinary actions can include a caution, written warning, suspension, loss of salary, demotion, or dismissal. Procedure for Serious Offenses: For serious offenses like theft, fraud, or other acts that significantly breach professional conduct or the firm's policies, the procedures include thorough investigations and the potential for more severe disciplinary actions. These procedures are designed to ensure fairness and due process while maintaining the integrity and discipline necessary for the firm's operations.</text:p>
          </table:table-cell>
        </table:table-row>
        <table:table-row table:style-name="ro2">
          <table:table-cell office:value-type="string" calcext:value-type="string">
            <text:p>How are salary payments and deductions managed at ABC &amp; Associates?</text:p>
          </table:table-cell>
          <table:table-cell office:value-type="boolean" office:boolean-value="true" calcext:value-type="boolean">
            <text:p>TRUE</text:p>
          </table:table-cell>
          <table:table-cell table:style-name="Default" office:value-type="string" calcext:value-type="string">
            <text:p>At ABC &amp; Associates, salary payments and deductions are managed according to a set of guidelines outlined in the HR manual: Determination of Salaries: Staff remunerations are determined by the partners and may be revised upwards or downwards depending on circumstances. The process is designed to reflect the firm's financial health and market conditions. Payment Procedures: Salaries are likely processed on a regular schedule, which is common practice though not explicitly detailed in the manual. Deductions: The manual mentions that any excess money drawn by members of the Senior Management Team (SMT) over their salary will be treated as an accountable advance and offset from future payments if not repaid. This indicates a structured approach to handling deductions and ensures financial accountability. Overtime Allowance: Employees required to work overtime are entitled to an overtime allowance equivalent to one and a half times the hourly salary for every hour spent on the job. These practices ensure a transparent and accountable system for managing salary payments and deductions, aligning with the firm's policies on employee compensation.</text:p>
          </table:table-cell>
        </table:table-row>
        <table:table-row table:style-name="ro2">
          <table:table-cell office:value-type="string" calcext:value-type="string">
            <text:p>What are the conditions for using the firm’s resources by the employees?</text:p>
          </table:table-cell>
          <table:table-cell office:value-type="boolean" office:boolean-value="true" calcext:value-type="boolean">
            <text:p>TRUE</text:p>
          </table:table-cell>
          <table:table-cell table:style-name="Default" office:value-type="string" calcext:value-type="string">
            <text:p>At ABC &amp; Associates, the conditions for using the firm's resources by employees are outlined with a focus on responsibility and efficiency, as stated in the HR manual: Responsible Use: Employees are expected to exercise due responsibility in using the firm's resources, such as computers, printers, photocopiers, stationery, telephones, internet connections, and furniture. These resources should be used solely for performing the firm's work. Unauthorized Use: Unauthorized use of the firm's resources, especially if intended for personal benefit, may lead to disciplinary action. This includes using firm assets for non-work related purposes without explicit permission. Efficiency and Effectiveness: The management makes efforts to enforce efficiency and effectiveness in the usage of the firm's resources. Employees are also expected to exercise judgment in their use of resources to avoid exposing the firm to avoidable costs. These conditions are designed to ensure that the firm's assets are used appropriately and sustainably, supporting the overall operational efficiency and integrity of the workplace.</text:p>
          </table:table-cell>
        </table:table-row>
        <table:table-row table:style-name="ro2">
          <table:table-cell office:value-type="string" calcext:value-type="string">
            <text:p>What does the induction process for new employees involve?</text:p>
          </table:table-cell>
          <table:table-cell office:value-type="boolean" office:boolean-value="true" calcext:value-type="boolean">
            <text:p>TRUE</text:p>
          </table:table-cell>
          <table:table-cell table:style-name="Default" office:value-type="string" calcext:value-type="string">
            <text:p>The induction process for new employees at ABC &amp; Associates involves several key components to familiarize them with the firm’s operations, particularly in audit and consultancy, as outlined in the HR manual: Orientation: All new staff undergo an induction to help them understand the basic operations and the culture of the audit firm. This includes introducing them to the firm's services, internal procedures, and their specific roles within the organization. Basic Understanding of Audit Processes: Even non-technical staff are required to gain at least a basic understanding of audit processes, which suggests that the induction includes some educational components related to the firm’s core business activities. Integration: The induction likely covers key policies, workplace safety, the firm's expectations, and how employees can seek help and resources within the firm. This structured induction process is designed to ensure that all employees, regardless of their position, have a smooth transition into the company and are well-prepared to contribute to the firm’s objectives from the start.</text:p>
          </table:table-cell>
        </table:table-row>
        <table:table-row table:style-name="ro2">
          <table:table-cell office:value-type="string" calcext:value-type="string">
            <text:p>How does the firm manage safety and security concerns for its staff?</text:p>
          </table:table-cell>
          <table:table-cell office:value-type="boolean" office:boolean-value="true" calcext:value-type="boolean">
            <text:p>TRUE</text:p>
          </table:table-cell>
          <table:table-cell table:style-name="Default" office:value-type="string" calcext:value-type="string">
            <text:p>ABC &amp; Associates manages safety and security concerns for its staff through several measures outlined in the HR manual: Security Awareness: All staff are encouraged to be security cautious both inside and outside the office. They are advised to stay alert and report any suspicious activities or items to the concerned authorities promptly. Office Safety: Employees are instructed to ensure that all electrical gadgets are turned off when not in use or when leaving the office to prevent accidents and save energy. This includes computers, printers, office lights, and other appliances. Use of Safety Equipment: The office assistant, for example, is required to use office gloves during cleaning operations, indicating a commitment to safety in all aspects of the firm’s operations. Compensation for Injuries: The manual specifies that staff who suffer injuries during the course of their work may be eligible for compensation in line with the Workers' Compensation Act, 2000. This provides a formal mechanism for supporting staff who are injured on the job. These measures collectively help to maintain a safe working environment and protect the well-being of the firm’s employees.</text:p>
          </table:table-cell>
        </table:table-row>
        <table:table-row table:style-name="ro3">
          <table:table-cell office:value-type="string" calcext:value-type="string">
            <text:p>What is the average employee retention rate at ABC &amp; Associates?</text:p>
          </table:table-cell>
          <table:table-cell office:value-type="boolean" office:boolean-value="false" calcext:value-type="boolean">
            <text:p>FALSE</text:p>
          </table:table-cell>
          <table:table-cell office:value-type="string" calcext:value-type="string">
            <text:p>The HR manual you provided does not include information about the average employee retention rate at ABC &amp; Associates. To find this information, you might need to access internal company records or reports that track employee tenure and turnover rates, or you could inquire directly with the HR department at ABC &amp; Associates if you are affiliated with the company.</text:p>
          </table:table-cell>
        </table:table-row>
        <table:table-row table:style-name="ro4">
          <table:table-cell office:value-type="string" calcext:value-type="string">
            <text:p>How does the firm handle conflicts of interest within the workplace?</text:p>
          </table:table-cell>
          <table:table-cell office:value-type="boolean" office:boolean-value="false" calcext:value-type="boolean">
            <text:p>FALSE</text:p>
          </table:table-cell>
          <table:table-cell office:value-type="string" calcext:value-type="string">
            <text:p>The HR manual you provided does not specify how ABC &amp; Associates handles conflicts of interest within the workplace. Typically, companies have specific policies that address conflicts of interest, detailing procedures for disclosure and management to ensure fairness and transparency in decision-making. You may need to refer to a different section of the company's policy documents or consult with the HR department directly to obtain information on how conflicts of interest are managed at ABC &amp; Associates.</text:p>
          </table:table-cell>
        </table:table-row>
        <table:table-row table:style-name="ro5">
          <table:table-cell office:value-type="string" calcext:value-type="string">
            <text:p>What specific health benefits does the firm provide to its employees?</text:p>
          </table:table-cell>
          <table:table-cell office:value-type="boolean" office:boolean-value="false" calcext:value-type="boolean">
            <text:p>FALSE</text:p>
          </table:table-cell>
          <table:table-cell office:value-type="string" calcext:value-type="string">
            <text:p>The HR manual you provided does not mention specific health benefits provided to employees at ABC &amp; Associates. Typically, information about health benefits, including medical insurance, dental coverage, or wellness programs, is included in the employee benefits package or detailed in separate policy documents related to employee health and wellness. For accurate and detailed information about the specific health benefits offered, you might need to check the employee benefits documentation or speak with the HR department at ABC &amp; Associates.</text:p>
          </table:table-cell>
        </table:table-row>
        <table:table-row table:style-name="ro5">
          <table:table-cell office:value-type="string" calcext:value-type="string">
            <text:p>How does the firm support employee mental health and well-being?</text:p>
          </table:table-cell>
          <table:table-cell office:value-type="boolean" office:boolean-value="false" calcext:value-type="boolean">
            <text:p>FALSE</text:p>
          </table:table-cell>
          <table:table-cell office:value-type="string" calcext:value-type="string">
            <text:p>The HR manual you uploaded does not provide specific information on how ABC &amp; Associates supports employee mental health and well-being. Generally, companies might offer programs like counseling services, mental health days, stress management workshops, or employee assistance programs (EAP) to support mental health. To find out about such initiatives at ABC &amp; Associates, you would likely need to consult with the HR department or look for additional documents that focus on employee wellness programs.</text:p>
          </table:table-cell>
        </table:table-row>
        <table:table-row table:style-name="ro5">
          <table:table-cell office:value-type="string" calcext:value-type="string">
            <text:p>What are the company's sustainability practices or environmental policies?</text:p>
          </table:table-cell>
          <table:table-cell office:value-type="boolean" office:boolean-value="false" calcext:value-type="boolean">
            <text:p>FALSE</text:p>
          </table:table-cell>
          <table:table-cell office:value-type="string" calcext:value-type="string">
            <text:p>The HR manual you provided does not contain information about ABC &amp; Associates' sustainability practices or environmental policies. Such details are usually found in a company's sustainability report or environmental policy documents, which outline practices related to energy use, recycling, waste management, and other environmental impact considerations. For accurate information on these aspects at ABC &amp; Associates, you might need to access other company documents or the corporate website, or inquire directly with the firm’s sustainability or environmental compliance department.</text:p>
          </table:table-cell>
        </table:table-row>
        <table:table-row table:style-name="ro6">
          <table:table-cell office:value-type="string" calcext:value-type="string">
            <text:p>How does the firm measure job satisfaction among its employees?</text:p>
          </table:table-cell>
          <table:table-cell office:value-type="boolean" office:boolean-value="false" calcext:value-type="boolean">
            <text:p>FALSE</text:p>
          </table:table-cell>
          <table:table-cell office:value-type="string" calcext:value-type="string">
            <text:p>The HR manual you uploaded does not mention how ABC &amp; Associates measures job satisfaction among its employees. Companies typically use tools like employee surveys, feedback forms, one-on-one meetings, or performance reviews to gauge job satisfaction. To find specific details on how job satisfaction is assessed at ABC &amp; Associates, you might need to look at their internal communications or HR policies, or inquire directly with the HR department.</text:p>
          </table:table-cell>
        </table:table-row>
        <table:table-row table:style-name="ro5">
          <table:table-cell office:value-type="string" calcext:value-type="string">
            <text:p>What career advancement opportunities are available to employees at different levels?</text:p>
          </table:table-cell>
          <table:table-cell office:value-type="boolean" office:boolean-value="false" calcext:value-type="boolean">
            <text:p>FALSE</text:p>
          </table:table-cell>
          <table:table-cell office:value-type="string" calcext:value-type="string">
            <text:p>The HR manual you provided does not specify the career advancement opportunities available to employees at different levels within ABC &amp; Associates. Typically, details on career progression are included in sections of HR manuals that discuss staff development, training programs, or promotion criteria. To get specific information about career advancement opportunities at the firm, you might need to refer to additional internal career development guidelines, or you could discuss this directly with HR or a departmental manager who can provide insights into the pathways and criteria for advancement within the company.</text:p>
          </table:table-cell>
        </table:table-row>
        <table:table-row table:style-name="ro5">
          <table:table-cell office:value-type="string" calcext:value-type="string">
            <text:p>Does the firm offer any international assignments or global opportunities for employees?</text:p>
          </table:table-cell>
          <table:table-cell office:value-type="boolean" office:boolean-value="false" calcext:value-type="boolean">
            <text:p>FALSE</text:p>
          </table:table-cell>
          <table:table-cell office:value-type="string" calcext:value-type="string">
            <text:p>The HR manual you uploaded does not provide information about international assignments or global opportunities for employees at ABC &amp; Associates. These opportunities are typically outlined in a separate section dedicated to international work, global mobility programs, or might be part of the company’s talent development initiatives. To find out if ABC &amp; Associates offers such opportunities, you might need to consult additional company resources, such as policy documents specific to global assignments, or speak directly with someone in the HR department who manages international careers and postings.</text:p>
          </table:table-cell>
        </table:table-row>
        <table:table-row table:style-name="ro5">
          <table:table-cell office:value-type="string" calcext:value-type="string">
            <text:p>What are the diversity and inclusion policies at ABC &amp; Associates?</text:p>
          </table:table-cell>
          <table:table-cell office:value-type="boolean" office:boolean-value="false" calcext:value-type="boolean">
            <text:p>FALSE</text:p>
          </table:table-cell>
          <table:table-cell office:value-type="string" calcext:value-type="string">
            <text:p>The HR manual you provided does not mention specific diversity and inclusion policies at ABC &amp; Associates. Such policies usually detail the company's commitments to creating a diverse workplace, promoting inclusion, and ensuring equal opportunities for all employees, regardless of background. For details on ABC &amp; Associates' approach to diversity and inclusion, you might need to access other policy documents related to diversity initiatives, or contact the HR department directly to learn about programs and strategies they have implemented to foster an inclusive workplace.</text:p>
          </table:table-cell>
        </table:table-row>
        <table:table-row table:style-name="ro5">
          <table:table-cell office:value-type="string" calcext:value-type="string">
            <text:p>How does the firm handle remote working arrangements or flexible work schedules?</text:p>
          </table:table-cell>
          <table:table-cell office:value-type="boolean" office:boolean-value="false" calcext:value-type="boolean">
            <text:p>FALSE</text:p>
          </table:table-cell>
          <table:table-cell office:value-type="string" calcext:value-type="string">
            <text:p>The HR manual you provided does not discuss how ABC &amp; Associates handles remote working arrangements or flexible work schedules. Companies often detail such policies in sections dedicated to work-life balance, telecommuting, or flexible working conditions. To find specific information about remote work and flexible schedule options at ABC &amp; Associates, you may need to refer to other internal communications, policy documents specifically addressing these topics, or inquire directly with the HR departmen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7:42:45.335597701</meta:creation-date>
    <dc:date>2025-01-18T22:52:13.347464417</dc:date>
    <meta:editing-duration>PT4M52S</meta:editing-duration>
    <meta:editing-cycles>1</meta:editing-cycles>
    <meta:document-statistic meta:table-count="1" meta:cell-count="60" meta:object-count="0"/>
    <meta:generator>LibreOffice/7.3.7.2$Linux_X86_64 LibreOffice_project/30$Build-2</meta:generator>
  </office:meta>
</office:document-meta>
</file>